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96395833333333cm" style:use-optimal-column-width="true"/>
    </style:style>
    <style:style style:name="co2" style:family="table-column">
      <style:table-column-properties fo:break-before="auto" style:column-width="26.82875cm" style:use-optimal-column-width="true"/>
    </style:style>
    <style:style style:name="co3" style:family="table-column">
      <style:table-column-properties fo:break-before="auto" style:column-width="47.3604166666667cm" style:use-optimal-column-width="true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7.699375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03729166666667cm" style:use-optimal-column-width="true"/>
    </style:style>
    <style:style style:name="co8" style:family="table-column">
      <style:table-column-properties fo:break-before="auto" style:column-width="2.51354166666667cm" style:use-optimal-column-width="true"/>
    </style:style>
    <style:style style:name="co9" style:family="table-column">
      <style:table-column-properties fo:break-before="auto" style:column-width="13.7847916666667cm" style:use-optimal-column-width="true"/>
    </style:style>
    <style:style style:name="co10" style:family="table-column">
      <style:table-column-properties fo:break-before="auto" style:column-width="7.43479166666667cm" style:use-optimal-column-width="true"/>
    </style:style>
    <style:style style:name="co11" style:family="table-column">
      <style:table-column-properties fo:break-before="auto" style:column-width="8.46666666666667cm" style:use-optimal-column-width="true"/>
    </style:style>
    <style:style style:name="co12" style:family="table-column">
      <style:table-column-properties fo:break-before="auto" style:column-width="2.54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book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f1ddfc958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ReviewCount</text:p>
          </table:table-cell>
          <table:table-cell office:value-type="string" table:style-name="ce1">
            <text:p>RoomType</text:p>
          </table:table-cell>
          <table:table-cell office:value-type="string" table:style-name="ce1">
            <text:p>NumOfBeds</text:p>
          </table:table-cell>
          <table:table-cell office:value-type="string" table:style-name="ce1">
            <text:p>CancelFee</text:p>
          </table:table-cell>
          <table:table-cell office:value-type="string" table:style-name="ce1">
            <text:p>Pri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rang Trang Boutique Hotel</text:p>
          </table:table-cell>
          <table:table-cell office:value-type="string" table:style-name="ce1">
            <text:p>https://cf.bstatic.com/xdata/images/hotel/square200/216042113.webp?k=60f4a0c346fea916d8d86eab9acb0f8678bd7995ccfdf62ef76e276df59814cf&amp;o=&amp;s=1</text:p>
          </table:table-cell>
          <table:table-cell office:value-type="string" table:style-name="ce1">
            <text:p>https://www.booking.com/hotel/vn/trang-trang-boutique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&amp;hapos=1&amp;sr_order=popularity&amp;srpvid=c80d71f2d04202b6&amp;srepoch=1645459952&amp;all_sr_blocks=486268901_265832321_0_2_0&amp;highlighted_blocks=486268901_265832321_0_2_0&amp;matching_block_id=486268901_265832321_0_2_0&amp;sr_pri_blocks=486268901_265832321_0_2_0__30015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7k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594 đánh giá</text:p>
          </table:table-cell>
          <table:table-cell office:value-type="string" table:style-name="ce1">
            <text:p>Phòng Superior Có Giường Cỡ Queen</text:p>
          </table:table-cell>
          <table:table-cell office:value-type="string" table:style-name="ce1">
            <text:p>1 giường đôi lớ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667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noi Media Hotel &amp; Spa</text:p>
          </table:table-cell>
          <table:table-cell office:value-type="string" table:style-name="ce1">
            <text:p>https://cf.bstatic.com/xdata/images/hotel/square200/295588951.webp?k=d4cda0975ae9fd70a4a720628c3bc59e6cca778885e5a991e9dcce32402911b4&amp;o=&amp;s=1</text:p>
          </table:table-cell>
          <table:table-cell office:value-type="string" table:style-name="ce1">
            <text:p>https://www.booking.com/hotel/vn/meracus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&amp;hapos=2&amp;sr_order=popularity&amp;srpvid=c80d71f2d04202b6&amp;srepoch=1645459952&amp;all_sr_blocks=33880101_263760198_0_2_0&amp;highlighted_blocks=33880101_263760198_0_2_0&amp;matching_block_id=33880101_263760198_0_2_0&amp;sr_pri_blocks=33880101_263760198_0_2_0__4950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500m</text:p>
          </table:table-cell>
          <table:table-cell office:value-type="string" table:style-name="ce1">
            <text:p>9,0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414 đánh giá</text:p>
          </table:table-cell>
          <table:table-cell office:value-type="string" table:style-name="ce1">
            <text:p>Phòng Superior Giường Đôi</text:p>
          </table:table-cell>
          <table:table-cell office:value-type="string" table:style-name="ce1">
            <text:p>1 giường đôi lớ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980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oon West Lake Hotel &amp; Residence</text:p>
          </table:table-cell>
          <table:table-cell office:value-type="string" table:style-name="ce1">
            <text:p>https://cf.bstatic.com/xdata/images/hotel/square200/304355783.webp?k=d830c8baf86e685020c958c274d3d29c2c1ca427bcbb0f253b735919726acefd&amp;o=&amp;s=1</text:p>
          </table:table-cell>
          <table:table-cell office:value-type="string" table:style-name="ce1">
            <text:p>https://www.booking.com/hotel/vn/moon-west-lake-serviced-apartment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3&amp;hapos=3&amp;sr_order=popularity&amp;srpvid=c80d71f2d04202b6&amp;srepoch=1645459952&amp;all_sr_blocks=542356106_328384193_2_0_0&amp;highlighted_blocks=542356106_328384193_2_0_0&amp;matching_block_id=542356106_328384193_2_0_0&amp;sr_pri_blocks=542356106_328384193_2_0_0__75000000&amp;tpi_r=2&amp;from=searchresults&amp;map=1</text:p>
          </table:table-cell>
          <table:table-cell office:value-type="string" table:style-name="ce1">
            <text:p>Quận Tây Hồ, Hà Nội</text:p>
          </table:table-cell>
          <table:table-cell office:value-type="string" table:style-name="ce1">
            <text:p>Cách trung tâm 5km</text:p>
          </table:table-cell>
          <table:table-cell office:value-type="string" table:style-name="ce1">
            <text:p>8,3</text:p>
          </table:table-cell>
          <table:table-cell office:value-type="string" table:style-name="ce1">
            <text:p>Rất tốt<text:s/></text:p>
          </table:table-cell>
          <table:table-cell office:value-type="string" table:style-name="ce1">
            <text:p>124 đánh giá</text:p>
          </table:table-cell>
          <table:table-cell office:value-type="string" table:style-name="ce1">
            <text:p>Phòng Deluxe Có Giường Cỡ Queen</text:p>
          </table:table-cell>
          <table:table-cell office:value-type="string" table:style-name="ce1">
            <text:p>1 giường đôi lớn</text:p>
          </table:table-cell>
          <table:table-cell office:value-type="string" table:style-name="ce1">
            <text:p>Miễn Phí hủy phòng • Không cần thanh toán trướ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anoi Prime Center Hotel</text:p>
          </table:table-cell>
          <table:table-cell office:value-type="string" table:style-name="ce1">
            <text:p>https://cf.bstatic.com/xdata/images/hotel/square200/247138462.webp?k=221dee62a87118a27dfe06a4767bc2ff33776269b98c7334fa0fbf9a83eb3470&amp;o=&amp;s=1</text:p>
          </table:table-cell>
          <table:table-cell office:value-type="string" table:style-name="ce1">
            <text:p>https://www.booking.com/hotel/vn/hanoi-prime-center-amp-travel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4&amp;hapos=4&amp;sr_order=popularity&amp;srpvid=c80d71f2d04202b6&amp;srepoch=1645459952&amp;all_sr_blocks=299824715_295804335_0_0_0&amp;highlighted_blocks=299824715_295804335_0_0_0&amp;matching_block_id=299824715_295804335_0_0_0&amp;sr_pri_blocks=299824715_295804335_0_0_0__2178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1,1km</text:p>
          </table:table-cell>
          <table:table-cell office:value-type="string" table:style-name="ce1">
            <text:p>9,7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193 đánh giá</text:p>
          </table:table-cell>
          <table:table-cell office:value-type="string" table:style-name="ce1">
            <text:p>Ưu Đãi Sử Dụng Trong Ngày (4 Giờ) - Phòng Superior Giường Đôi<text:s/></text:p>
          </table:table-cell>
          <table:table-cell office:value-type="string" table:style-name="ce1">
            <text:p>1 giường đôi lớn</text:p>
          </table:table-cell>
          <table:table-cell office:value-type="string" table:style-name="ce1">
            <text:p>Miễn Phí hủy phòng • Không cần thanh toán trướ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anoi Sunshine Hotel</text:p>
          </table:table-cell>
          <table:table-cell office:value-type="string" table:style-name="ce1">
            <text:p>https://cf.bstatic.com/xdata/images/hotel/square200/326442295.webp?k=5871f3879bdcaa9d28b3b99e9ac6365e47663c8cc7695f06c49c02a21f5bd1f5&amp;o=&amp;s=1</text:p>
          </table:table-cell>
          <table:table-cell office:value-type="string" table:style-name="ce1">
            <text:p>https://www.booking.com/hotel/vn/hanoi-chic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5&amp;hapos=5&amp;sr_order=popularity&amp;srpvid=c80d71f2d04202b6&amp;srepoch=1645459952&amp;all_sr_blocks=27413716_263146663_0_2_0&amp;highlighted_blocks=27413716_263146663_0_2_0&amp;matching_block_id=27413716_263146663_0_2_0&amp;sr_pri_blocks=27413716_263146663_0_2_0__4500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6km</text:p>
          </table:table-cell>
          <table:table-cell office:value-type="string" table:style-name="ce1">
            <text:p>9,2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1.910 đánh giá</text:p>
          </table:table-cell>
          <table:table-cell office:value-type="string" table:style-name="ce1">
            <text:p>Phòng Gia Đình</text:p>
          </table:table-cell>
          <table:table-cell office:value-type="string" table:style-name="ce1">
            <text:p>2 giường (1 giường đơn, 1 giường đôi lớn)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800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noi Center Silk Hotel &amp; Travel</text:p>
          </table:table-cell>
          <table:table-cell office:value-type="string" table:style-name="ce1">
            <text:p>https://cf.bstatic.com/xdata/images/hotel/square200/293531159.webp?k=1a57900ffe6fb5a202c97a2e115ad41839d8d56cab4c040b4726fda68b3d81af&amp;o=&amp;s=1</text:p>
          </table:table-cell>
          <table:table-cell office:value-type="string" table:style-name="ce1">
            <text:p>https://www.booking.com/hotel/vn/essence-d-orient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6&amp;hapos=6&amp;sr_order=popularity&amp;srpvid=c80d71f2d04202b6&amp;srepoch=1645459952&amp;all_sr_blocks=26547801_295932320_2_42_0&amp;highlighted_blocks=26547801_295932320_2_42_0&amp;matching_block_id=26547801_295932320_2_42_0&amp;sr_pri_blocks=26547801_295932320_2_42_0__47196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7km</text:p>
          </table:table-cell>
          <table:table-cell office:value-type="string" table:style-name="ce1">
            <text:p>8,9</text:p>
          </table:table-cell>
          <table:table-cell office:value-type="string" table:style-name="ce1">
            <text:p>Tuyệt vời<text:s/></text:p>
          </table:table-cell>
          <table:table-cell office:value-type="string" table:style-name="ce1">
            <text:p>264 đánh giá</text:p>
          </table:table-cell>
          <table:table-cell office:value-type="string" table:style-name="ce1">
            <text:p>Phòng Deluxe với Cửa sổ</text:p>
          </table:table-cell>
          <table:table-cell office:value-type="string" table:style-name="ce1">
            <text:p>Nhiều loại giường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2.359.8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g Hotel Hanoi</text:p>
          </table:table-cell>
          <table:table-cell office:value-type="string" table:style-name="ce1">
            <text:p>https://cf.bstatic.com/xdata/images/hotel/square200/190106810.webp?k=f0fe20808d447ae8c4e634001fad9f3002a255b24b5bc9d582f0ac84856d31aa&amp;o=&amp;s=1</text:p>
          </table:table-cell>
          <table:table-cell office:value-type="string" table:style-name="ce1">
            <text:p>https://www.booking.com/hotel/vn/spring-hanoi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7&amp;hapos=7&amp;sr_order=popularity&amp;srpvid=c80d71f2d04202b6&amp;srepoch=1645459952&amp;all_sr_blocks=444460401_133259668_0_0_0&amp;highlighted_blocks=444460401_133259668_0_0_0&amp;matching_block_id=444460401_133259668_0_0_0&amp;sr_pri_blocks=444460401_133259668_0_0_0__97200000&amp;tpi_r=1&amp;from=searchresults&amp;map=1</text:p>
          </table:table-cell>
          <table:table-cell office:value-type="string" table:style-name="ce1">
            <text:p>Cau Giay, Hà Nội</text:p>
          </table:table-cell>
          <table:table-cell office:value-type="string" table:style-name="ce1">
            <text:p>Cách trung tâm 6,9km</text:p>
          </table:table-cell>
          <table:table-cell office:value-type="string" table:style-name="ce1">
            <text:p>8,7</text:p>
          </table:table-cell>
          <table:table-cell office:value-type="string" table:style-name="ce1">
            <text:p>Tuyệt vời<text:s/></text:p>
          </table:table-cell>
          <table:table-cell office:value-type="string" table:style-name="ce1">
            <text:p>59 đánh giá</text:p>
          </table:table-cell>
          <table:table-cell office:value-type="string" table:style-name="ce1">
            <text:p>Phòng Cổ Điển Giường Cỡ King</text:p>
          </table:table-cell>
          <table:table-cell table:style-name="ce1"/>
          <table:table-cell office:value-type="string" table:style-name="ce1">
            <text:p>Miễn phí hủ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he Oriental Jade Hotel</text:p>
          </table:table-cell>
          <table:table-cell office:value-type="string" table:style-name="ce1">
            <text:p>https://cf.bstatic.com/xdata/images/hotel/square200/221822290.webp?k=5f3aa805d35adc65bba813df7bd3a08cc6e0e9bee12c76c2199dbbbc4f0d5554&amp;o=&amp;s=1</text:p>
          </table:table-cell>
          <table:table-cell office:value-type="string" table:style-name="ce1">
            <text:p>https://www.booking.com/hotel/vn/the-oriental-jade-amp-sp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8&amp;hapos=8&amp;sr_order=popularity&amp;srpvid=c80d71f2d04202b6&amp;srepoch=1645459952&amp;all_sr_blocks=485753201_285223901_0_2_0&amp;highlighted_blocks=485753201_285223901_0_2_0&amp;matching_block_id=485753201_285223901_0_2_0&amp;sr_pri_blocks=485753201_285223901_0_2_0__1286064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300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1.592 đánh giá</text:p>
          </table:table-cell>
          <table:table-cell office:value-type="string" table:style-name="ce1">
            <text:p>Phòng Oriental Pearl 2 Giường Đơn</text:p>
          </table:table-cell>
          <table:table-cell office:value-type="string" table:style-name="ce1">
            <text:p>2 giường đơ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3.062.05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morita Boutique Hotel Hanoi</text:p>
          </table:table-cell>
          <table:table-cell office:value-type="string" table:style-name="ce1">
            <text:p>https://cf.bstatic.com/xdata/images/hotel/square200/290174947.webp?k=86a6353e11af39bcc61801392d8e1ba1ccc3e6d2d621971151f5c161be37fee1&amp;o=&amp;s=1</text:p>
          </table:table-cell>
          <table:table-cell office:value-type="string" table:style-name="ce1">
            <text:p>https://www.booking.com/hotel/vn/hanoi-royal-view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9&amp;hapos=9&amp;sr_order=popularity&amp;srpvid=c80d71f2d04202b6&amp;srepoch=1645459952&amp;all_sr_blocks=26669554_265160873_0_2_0&amp;highlighted_blocks=26669554_265160873_0_2_0&amp;matching_block_id=26669554_265160873_0_2_0&amp;sr_pri_blocks=26669554_265160873_0_2_0__3080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400m</text:p>
          </table:table-cell>
          <table:table-cell office:value-type="string" table:style-name="ce1">
            <text:p>8,7</text:p>
          </table:table-cell>
          <table:table-cell office:value-type="string" table:style-name="ce1">
            <text:p>Tuyệt vời<text:s/></text:p>
          </table:table-cell>
          <table:table-cell office:value-type="string" table:style-name="ce1">
            <text:p>1.181 đánh giá</text:p>
          </table:table-cell>
          <table:table-cell office:value-type="string" table:style-name="ce1">
            <text:p>Phòng Deluxe Giường Đôi/2 Giường Đơn</text:p>
          </table:table-cell>
          <table:table-cell office:value-type="string" table:style-name="ce1">
            <text:p>1 giường đôi hoặc 2 giường đơ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400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noi Ancient Paradise Hotel &amp; Travel</text:p>
          </table:table-cell>
          <table:table-cell office:value-type="string" table:style-name="ce1">
            <text:p>https://cf.bstatic.com/xdata/images/hotel/square200/258287071.webp?k=270f2311f6520f66ffad3cd602ca10f882a8971276e766c8c621c5253bbc2d46&amp;o=&amp;s=1</text:p>
          </table:table-cell>
          <table:table-cell office:value-type="string" table:style-name="ce1">
            <text:p>https://www.booking.com/hotel/vn/hanoi-accient-paradise-amp-travel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0&amp;hapos=10&amp;sr_order=popularity&amp;srpvid=c80d71f2d04202b6&amp;srepoch=1645459952&amp;all_sr_blocks=651145605_288460707_0_2_0&amp;highlighted_blocks=651145605_288460707_0_2_0&amp;matching_block_id=651145605_288460707_0_2_0&amp;sr_pri_blocks=651145605_288460707_0_2_0__26334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1km</text:p>
          </table:table-cell>
          <table:table-cell office:value-type="string" table:style-name="ce1">
            <text:p>9,2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299 đánh giá</text:p>
          </table:table-cell>
          <table:table-cell office:value-type="string" table:style-name="ce1">
            <text:p>Ưu Đãi Sử Dụng Trong Ngày (3 Giờ) - Phòng Deluxe<text:s/></text:p>
          </table:table-cell>
          <table:table-cell office:value-type="string" table:style-name="ce1">
            <text:p>Nhiều loại giường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342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anoian Central Hotel &amp; Spa</text:p>
          </table:table-cell>
          <table:table-cell office:value-type="string" table:style-name="ce1">
            <text:p>https://cf.bstatic.com/xdata/images/hotel/square200/216326414.webp?k=3e21b8f57b08ad07015b9e7b54a86e888806df3471815236eb0002bb6e5dfbea&amp;o=&amp;s=1</text:p>
          </table:table-cell>
          <table:table-cell office:value-type="string" table:style-name="ce1">
            <text:p>https://www.booking.com/hotel/vn/the-hanoian-hotel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1&amp;hapos=11&amp;sr_order=popularity&amp;srpvid=c80d71f2d04202b6&amp;srepoch=1645459952&amp;all_sr_blocks=36064401_265723794_0_42_0&amp;highlighted_blocks=36064401_265723794_0_42_0&amp;matching_block_id=36064401_265723794_0_42_0&amp;sr_pri_blocks=36064401_265723794_0_42_0__77786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1,2k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203 đánh giá</text:p>
          </table:table-cell>
          <table:table-cell office:value-type="string" table:style-name="ce1">
            <text:p>Phòng Superior Giường Đôi</text:p>
          </table:table-cell>
          <table:table-cell office:value-type="string" table:style-name="ce1">
            <text:p>1 giường đôi cực lớ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555.7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ra Home Opera House 1A</text:p>
          </table:table-cell>
          <table:table-cell office:value-type="string" table:style-name="ce1">
            <text:p>https://cf.bstatic.com/xdata/images/hotel/square200/334507230.webp?k=fc359481a162f5e707dfb113ff8691cd8a25bbe75c55df8fe942c853dac2c16f&amp;o=&amp;s=1</text:p>
          </table:table-cell>
          <table:table-cell office:value-type="string" table:style-name="ce1">
            <text:p>https://www.booking.com/hotel/vn/aura-home-1a-trang-tien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2&amp;hapos=12&amp;sr_order=popularity&amp;srpvid=c80d71f2d04202b6&amp;srepoch=1645459952&amp;all_sr_blocks=810304301_343204453_2_1_0&amp;highlighted_blocks=810304301_343204453_2_1_0&amp;matching_block_id=810304301_343204453_2_1_0&amp;sr_pri_blocks=810304301_343204453_2_1_0__7600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7k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3 đánh giá</text:p>
          </table:table-cell>
          <table:table-cell office:value-type="string" table:style-name="ce1">
            <text:p>Căn Hộ 2 Phòng Ngủ</text:p>
          </table:table-cell>
          <table:table-cell office:value-type="string" table:style-name="ce1">
            <text:p>3 giường (1 giường sofa, 2 giường đôi lớn)</text:p>
          </table:table-cell>
          <table:table-cell office:value-type="string" table:style-name="ce1">
            <text:p>Miễn Phí hủy phòng • Không cần thanh toán trướ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 Hotel</text:p>
          </table:table-cell>
          <table:table-cell office:value-type="string" table:style-name="ce1">
            <text:p>https://cf.bstatic.com/xdata/images/hotel/square200/331705262.webp?k=72a2889760e70f453de94495d23839df7b1e7908a3a7465440fb962006dc9477&amp;o=&amp;s=1</text:p>
          </table:table-cell>
          <table:table-cell office:value-type="string" table:style-name="ce1">
            <text:p>https://www.booking.com/hotel/vn/mai-ha-noi1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3&amp;hapos=13&amp;sr_order=popularity&amp;srpvid=c80d71f2d04202b6&amp;srepoch=1645459952&amp;all_sr_blocks=780579306_336476823_2_2_0&amp;highlighted_blocks=780579306_336476823_2_2_0&amp;matching_block_id=780579306_336476823_2_2_0&amp;sr_pri_blocks=780579306_336476823_2_2_0__30000000&amp;tpi_r=2&amp;from=searchresults&amp;map=1</text:p>
          </table:table-cell>
          <table:table-cell office:value-type="string" table:style-name="ce1">
            <text:p>Quận Đống Đa, Hà Nội</text:p>
          </table:table-cell>
          <table:table-cell office:value-type="string" table:style-name="ce1">
            <text:p>Cách trung tâm 3km</text:p>
          </table:table-cell>
          <table:table-cell office:value-type="string" table:style-name="ce1">
            <text:p>8,9</text:p>
          </table:table-cell>
          <table:table-cell office:value-type="string" table:style-name="ce1">
            <text:p>Tuyệt vời<text:s/></text:p>
          </table:table-cell>
          <table:table-cell office:value-type="string" table:style-name="ce1">
            <text:p>12 đánh giá</text:p>
          </table:table-cell>
          <table:table-cell office:value-type="string" table:style-name="ce1">
            <text:p>Sử Dụng Trong Ngày (2 Giờ)</text:p>
          </table:table-cell>
          <table:table-cell office:value-type="string" table:style-name="ce1">
            <text:p>1 giường đôi lớn</text:p>
          </table:table-cell>
          <table:table-cell office:value-type="string" table:style-name="ce1">
            <text:p>Miễn Phí hủy phòng • Không cần thanh toán trướ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al Vostro Hotel &amp; Spa</text:p>
          </table:table-cell>
          <table:table-cell office:value-type="string" table:style-name="ce1">
            <text:p>https://cf.bstatic.com/xdata/images/hotel/square200/257409980.webp?k=a8f0264420e403d17952823e3f12cfee3cbe485a612d70f902896bd7731d8320&amp;o=&amp;s=1</text:p>
          </table:table-cell>
          <table:table-cell office:value-type="string" table:style-name="ce1">
            <text:p>https://www.booking.com/hotel/vn/dal-vostro-amp-sp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4&amp;hapos=14&amp;sr_order=popularity&amp;srpvid=c80d71f2d04202b6&amp;srepoch=1645459952&amp;all_sr_blocks=324917510_262618656_0_42_0&amp;highlighted_blocks=324917510_262618656_0_42_0&amp;matching_block_id=324917510_262618656_0_42_0&amp;sr_pri_blocks=324917510_262618656_0_42_0__3570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400m</text:p>
          </table:table-cell>
          <table:table-cell office:value-type="string" table:style-name="ce1">
            <text:p>8,8</text:p>
          </table:table-cell>
          <table:table-cell office:value-type="string" table:style-name="ce1">
            <text:p>Tuyệt vời<text:s/></text:p>
          </table:table-cell>
          <table:table-cell office:value-type="string" table:style-name="ce1">
            <text:p>844 đánh giá</text:p>
          </table:table-cell>
          <table:table-cell office:value-type="string" table:style-name="ce1">
            <text:p>Ưu Đãi Sử Dụng Trong Ngày (2 Giờ) - Phòng Deluxe Giường Đôi</text:p>
          </table:table-cell>
          <table:table-cell office:value-type="string" table:style-name="ce1">
            <text:p>1 giường đôi lớn</text:p>
          </table:table-cell>
          <table:table-cell office:value-type="string" table:style-name="ce1">
            <text:p>Miễn Phí hủy phòng • Không cần thanh toán trướ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oonsa Duy Tan Hotel and Serviced Apartment</text:p>
          </table:table-cell>
          <table:table-cell office:value-type="string" table:style-name="ce1">
            <text:p>https://cf.bstatic.com/xdata/images/hotel/square200/287372418.webp?k=8a58820f150bd7309709300ea050efba0a59fd197e4701ddfd0b5262fa5b2448&amp;o=&amp;s=1</text:p>
          </table:table-cell>
          <table:table-cell office:value-type="string" table:style-name="ce1">
            <text:p>https://www.booking.com/hotel/vn/poonsa-serviced-apartment-7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5&amp;hapos=15&amp;sr_order=popularity&amp;srpvid=c80d71f2d04202b6&amp;srepoch=1645459952&amp;all_sr_blocks=219360504_295921504_2_0_0&amp;highlighted_blocks=219360504_295921504_2_0_0&amp;matching_block_id=219360504_295921504_2_0_0&amp;sr_pri_blocks=219360504_295921504_2_0_0__61612500&amp;tpi_r=1&amp;from=searchresults&amp;map=1</text:p>
          </table:table-cell>
          <table:table-cell office:value-type="string" table:style-name="ce1">
            <text:p>Cau Giay, Hà Nội</text:p>
          </table:table-cell>
          <table:table-cell office:value-type="string" table:style-name="ce1">
            <text:p>Cách trung tâm 6,6km</text:p>
          </table:table-cell>
          <table:table-cell office:value-type="string" table:style-name="ce1">
            <text:p>8,4</text:p>
          </table:table-cell>
          <table:table-cell office:value-type="string" table:style-name="ce1">
            <text:p>Rất tốt<text:s/></text:p>
          </table:table-cell>
          <table:table-cell office:value-type="string" table:style-name="ce1">
            <text:p>59 đánh giá</text:p>
          </table:table-cell>
          <table:table-cell office:value-type="string" table:style-name="ce1">
            <text:p>Studio Superi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ira Boutique Hanoi Hotel &amp; Spa</text:p>
          </table:table-cell>
          <table:table-cell office:value-type="string" table:style-name="ce1">
            <text:p>https://cf.bstatic.com/xdata/images/hotel/square200/282635560.webp?k=3928326a7a3f73664343dd0a338177134c506e805e052533d6bc11cf36ef2cba&amp;o=&amp;s=1</text:p>
          </table:table-cell>
          <table:table-cell office:value-type="string" table:style-name="ce1">
            <text:p>https://www.booking.com/hotel/vn/aira-boutique-hanoi-hotel-sp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6&amp;hapos=16&amp;sr_order=popularity&amp;srpvid=c80d71f2d04202b6&amp;srepoch=1645459952&amp;all_sr_blocks=394548301_288357500_0_2_0&amp;highlighted_blocks=394548301_288357500_0_2_0&amp;matching_block_id=394548301_288357500_0_2_0&amp;sr_pri_blocks=394548301_288357500_0_2_0__8742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8k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1.097 đánh giá</text:p>
          </table:table-cell>
          <table:table-cell office:value-type="string" table:style-name="ce1">
            <text:p>Phòng Deluxe Giường Đôi</text:p>
          </table:table-cell>
          <table:table-cell office:value-type="string" table:style-name="ce1">
            <text:p>1 giường đôi cực lớ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410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rora Premium Hotel &amp; Spa</text:p>
          </table:table-cell>
          <table:table-cell office:value-type="string" table:style-name="ce1">
            <text:p>https://cf.bstatic.com/xdata/images/hotel/square200/212201418.webp?k=91c9766c7496a48ec81ad81c82456abb00b198fc3efe1266dc95fc80ddc8f0ff&amp;o=&amp;s=1</text:p>
          </table:table-cell>
          <table:table-cell office:value-type="string" table:style-name="ce1">
            <text:p>https://www.booking.com/hotel/vn/delicacy-central-amp-spa-ha-noi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7&amp;hapos=17&amp;sr_order=popularity&amp;srpvid=c80d71f2d04202b6&amp;srepoch=1645459952&amp;all_sr_blocks=517462911_272395873_2_2_0&amp;highlighted_blocks=517462911_272395873_2_2_0&amp;matching_block_id=517462911_272395873_2_2_0&amp;sr_pri_blocks=517462911_272395873_2_2_0__6222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5km</text:p>
          </table:table-cell>
          <table:table-cell office:value-type="string" table:style-name="ce1">
            <text:p>9,3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157 đánh giá</text:p>
          </table:table-cell>
          <table:table-cell office:value-type="string" table:style-name="ce1">
            <text:p>Ưu Đãi Sử Dụng Trong Ngày (Ưu đãi trong ngày, sử dụng 2 giờ) - Phòng Trung Tâm<text:s/></text:p>
          </table:table-cell>
          <table:table-cell office:value-type="string" table:style-name="ce1">
            <text:p>Nhiều loại giường</text:p>
          </table:table-cell>
          <table:table-cell table:style-name="ce1"/>
          <table:table-cell office:value-type="string" table:style-name="ce1">
            <text:p>VND 1.220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lla Rosa Hotel &amp; Spa</text:p>
          </table:table-cell>
          <table:table-cell office:value-type="string" table:style-name="ce1">
            <text:p>https://cf.bstatic.com/xdata/images/hotel/square200/168685521.webp?k=61925b43511cc839f657950b35207b98c068a6b90b5372851f2079c1677716e8&amp;o=&amp;s=1</text:p>
          </table:table-cell>
          <table:table-cell office:value-type="string" table:style-name="ce1">
            <text:p>https://www.booking.com/hotel/vn/bella-ros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8&amp;hapos=18&amp;sr_order=popularity&amp;srpvid=c80d71f2d04202b6&amp;srepoch=1645459952&amp;all_sr_blocks=176472202_123746373_2_1_0&amp;highlighted_blocks=176472202_123746373_2_1_0&amp;matching_block_id=176472202_123746373_2_1_0&amp;sr_pri_blocks=176472202_123746373_2_1_0__62775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500m</text:p>
          </table:table-cell>
          <table:table-cell office:value-type="string" table:style-name="ce1">
            <text:p>9,0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259 đánh giá</text:p>
          </table:table-cell>
          <table:table-cell office:value-type="string" table:style-name="ce1">
            <text:p>Phòng Deluxe Giường Đôi</text:p>
          </table:table-cell>
          <table:table-cell office:value-type="string" table:style-name="ce1">
            <text:p>1 giường đôi cực lớ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395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he Bloom Hanoi</text:p>
          </table:table-cell>
          <table:table-cell office:value-type="string" table:style-name="ce1">
            <text:p>https://cf.bstatic.com/xdata/images/hotel/square200/299153484.webp?k=8874c5e38f4c8c3a5e82aa15a24d9be999536888f3bb52078b4d64afb59f086e&amp;o=&amp;s=1</text:p>
          </table:table-cell>
          <table:table-cell office:value-type="string" table:style-name="ce1">
            <text:p>https://www.booking.com/hotel/vn/the-bloom-ha-noi-ha-noi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19&amp;hapos=19&amp;sr_order=popularity&amp;srpvid=c80d71f2d04202b6&amp;srepoch=1645459952&amp;all_sr_blocks=573646303_326457730_0_9_0&amp;highlighted_blocks=573646303_326457730_0_9_0&amp;matching_block_id=573646303_326457730_0_9_0&amp;sr_pri_blocks=573646303_326457730_0_9_0__82305000&amp;tpi_r=1&amp;from=searchresults&amp;map=1</text:p>
          </table:table-cell>
          <table:table-cell office:value-type="string" table:style-name="ce1">
            <text:p>Cau Giay, Hà Nội</text:p>
          </table:table-cell>
          <table:table-cell office:value-type="string" table:style-name="ce1">
            <text:p>Cách trung tâm 7km</text:p>
          </table:table-cell>
          <table:table-cell office:value-type="string" table:style-name="ce1">
            <text:p>9,2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172 đánh giá</text:p>
          </table:table-cell>
          <table:table-cell office:value-type="string" table:style-name="ce1">
            <text:p>Studio</text:p>
          </table:table-cell>
          <table:table-cell table:style-name="ce1"/>
          <table:table-cell office:value-type="string" table:style-name="ce1">
            <text:p>Miễn phí hủ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anoi La Siesta Hotel &amp; Spa</text:p>
          </table:table-cell>
          <table:table-cell office:value-type="string" table:style-name="ce1">
            <text:p>https://cf.bstatic.com/xdata/images/hotel/square200/243260075.webp?k=9c4cc8443b8c5f98a866f187f2ce3c197bc62cffb4a829e00629775e34ac5d5c&amp;o=&amp;s=1</text:p>
          </table:table-cell>
          <table:table-cell office:value-type="string" table:style-name="ce1">
            <text:p>https://www.booking.com/hotel/vn/hanoi-la-siest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0&amp;hapos=20&amp;sr_order=popularity&amp;srpvid=c80d71f2d04202b6&amp;srepoch=1645459952&amp;all_sr_blocks=111583711_278823990_0_42_0&amp;highlighted_blocks=111583711_278823990_0_42_0&amp;matching_block_id=111583711_278823990_0_42_0&amp;sr_pri_blocks=111583711_278823990_0_42_0__147900000&amp;tpi_r=1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8k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295 đánh giá</text:p>
          </table:table-cell>
          <table:table-cell office:value-type="string" table:style-name="ce1">
            <text:p>Phòng Superior không có Cửa sổ</text:p>
          </table:table-cell>
          <table:table-cell table:style-name="ce1"/>
          <table:table-cell office:value-type="string" table:style-name="ce1">
            <text:p>Miễn phí hủ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uxury Old Quarter Hotel &amp; Gym</text:p>
          </table:table-cell>
          <table:table-cell office:value-type="string" table:style-name="ce1">
            <text:p>https://cf.bstatic.com/xdata/images/hotel/square200/98014686.webp?k=8c8f09003e88553a5990dd2c6b30798ab11d5eb3028134bb850457eedc01465c&amp;o=&amp;s=1</text:p>
          </table:table-cell>
          <table:table-cell office:value-type="string" table:style-name="ce1">
            <text:p>https://www.booking.com/hotel/vn/luxury-old-quarter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1&amp;hapos=21&amp;sr_order=popularity&amp;srpvid=c80d71f2d04202b6&amp;srepoch=1645459952&amp;all_sr_blocks=211520801_264002309_2_0_0&amp;highlighted_blocks=211520801_264002309_2_0_0&amp;matching_block_id=211520801_264002309_2_0_0&amp;sr_pri_blocks=211520801_264002309_2_0_0__7020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8km</text:p>
          </table:table-cell>
          <table:table-cell office:value-type="string" table:style-name="ce1">
            <text:p>9,3</text:p>
          </table:table-cell>
          <table:table-cell office:value-type="string" table:style-name="ce1">
            <text:p>Tuyệt hảo<text:s/></text:p>
          </table:table-cell>
          <table:table-cell office:value-type="string" table:style-name="ce1">
            <text:p>327 đánh giá</text:p>
          </table:table-cell>
          <table:table-cell office:value-type="string" table:style-name="ce1">
            <text:p>Phòng Superior Giường Đôi</text:p>
          </table:table-cell>
          <table:table-cell office:value-type="string" table:style-name="ce1">
            <text:p>1 giường đôi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2.700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bylon Premium Hotel &amp; Spa</text:p>
          </table:table-cell>
          <table:table-cell office:value-type="string" table:style-name="ce1">
            <text:p>https://cf.bstatic.com/xdata/images/hotel/square200/239320698.webp?k=aae9318f98d9639e5f525394563b271fc0835ba43e1c781cb4d2e89076d00e3e&amp;o=&amp;s=1</text:p>
          </table:table-cell>
          <table:table-cell office:value-type="string" table:style-name="ce1">
            <text:p>https://www.booking.com/hotel/vn/babylon-premium-amp-sp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2&amp;hapos=22&amp;sr_order=popularity&amp;srpvid=c80d71f2d04202b6&amp;srepoch=1645459952&amp;all_sr_blocks=517400501_266166917_2_1_0&amp;highlighted_blocks=517400501_266166917_2_1_0&amp;matching_block_id=517400501_266166917_2_1_0&amp;sr_pri_blocks=517400501_266166917_2_1_0__752400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6k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365 đánh giá</text:p>
          </table:table-cell>
          <table:table-cell office:value-type="string" table:style-name="ce1">
            <text:p>Phòng Superior Giường Đôi/2 Giường Đơn</text:p>
          </table:table-cell>
          <table:table-cell office:value-type="string" table:style-name="ce1">
            <text:p>1 giường đôi hoặc 2 giường đơn</text:p>
          </table:table-cell>
          <table:table-cell office:value-type="string" table:style-name="ce1">
            <text:p>Miễn Phí hủy phòng • Không cần thanh toán trước</text:p>
          </table:table-cell>
          <table:table-cell office:value-type="string" table:style-name="ce1">
            <text:p>VND 1.368.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Siesta Premium Hang Be</text:p>
          </table:table-cell>
          <table:table-cell office:value-type="string" table:style-name="ce1">
            <text:p>https://cf.bstatic.com/xdata/images/hotel/square200/192447743.webp?k=ee13d74c5987dad26af5ca8806cc3ab9a90f6f7a6d7088e3a260697b0beaab27&amp;o=&amp;s=1</text:p>
          </table:table-cell>
          <table:table-cell office:value-type="string" table:style-name="ce1">
            <text:p>https://www.booking.com/hotel/vn/la-siesta-classic-hang-be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3&amp;hapos=23&amp;sr_order=popularity&amp;srpvid=c80d71f2d04202b6&amp;srepoch=1645459952&amp;all_sr_blocks=472582301_265619714_0_0_0&amp;highlighted_blocks=472582301_265619714_0_0_0&amp;matching_block_id=472582301_265619714_0_0_0&amp;sr_pri_blocks=472582301_265619714_0_0_0__142120000&amp;tpi_r=1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6km</text:p>
          </table:table-cell>
          <table:table-cell office:value-type="string" table:style-name="ce1">
            <text:p>9,5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492 đánh giá</text:p>
          </table:table-cell>
          <table:table-cell office:value-type="string" table:style-name="ce1">
            <text:p>Phòng Superior không có Cửa sổ</text:p>
          </table:table-cell>
          <table:table-cell table:style-name="ce1"/>
          <table:table-cell office:value-type="string" table:style-name="ce1">
            <text:p>Miễn phí hủ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anoi Aria Central Hotel &amp; Spa</text:p>
          </table:table-cell>
          <table:table-cell office:value-type="string" table:style-name="ce1">
            <text:p>https://cf.bstatic.com/xdata/images/hotel/square200/293990735.webp?k=7d43aec6f6b571f7eca2270b4f23bdcbaca1b138f7ee0ad804fdb298267c9107&amp;o=&amp;s=1</text:p>
          </table:table-cell>
          <table:table-cell office:value-type="string" table:style-name="ce1">
            <text:p>https://www.booking.com/hotel/vn/hanoi-aria-central-amp-spa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4&amp;hapos=24&amp;sr_order=popularity&amp;srpvid=c80d71f2d04202b6&amp;srepoch=1645459952&amp;all_sr_blocks=450194826_264048079_2_0_0&amp;highlighted_blocks=450194826_264048079_2_0_0&amp;matching_block_id=450194826_264048079_2_0_0&amp;sr_pri_blocks=450194826_264048079_2_0_0__64000000&amp;tpi_r=1&amp;from=searchresults&amp;map=1</text:p>
          </table:table-cell>
          <table:table-cell office:value-type="string" table:style-name="ce1">
            <text:p>Hà Nội</text:p>
          </table:table-cell>
          <table:table-cell office:value-type="string" table:style-name="ce1">
            <text:p>Cách trung tâm 1,1k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uất sắc<text:s/></text:p>
          </table:table-cell>
          <table:table-cell office:value-type="string" table:style-name="ce1">
            <text:p>14 đánh giá</text:p>
          </table:table-cell>
          <table:table-cell office:value-type="string" table:style-name="ce1">
            <text:p>Phòng Superior Giường Đô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pring Flower Hotel</text:p>
          </table:table-cell>
          <table:table-cell office:value-type="string" table:style-name="ce1">
            <text:p>https://cf.bstatic.com/xdata/images/hotel/square200/209609239.webp?k=b1405fe1b389c1965d1b722e9c6141c1c94ea328ff220b3d9bd34a575910f254&amp;o=&amp;s=1</text:p>
          </table:table-cell>
          <table:table-cell office:value-type="string" table:style-name="ce1">
            <text:p>https://www.booking.com/hotel/vn/spring-flower.vi.html?label=gen173nr-1DCAEoggI46AdIM1gEaPQBiAEBmAEquAEXyAEM2AED6AEBiAIBqAIDuALtxc6QBsACAdICJDY4M2FiMTc0LWRkOGYtNDQxOC04YWM3LWFkMDU1ZWJjNzY3ZNgCBOACAQ&amp;sid=ef786723233ce9c9c3de6fcdb70f7ba4&amp;aid=304142&amp;ucfs=1&amp;arphpl=1&amp;checkin=2022-02-24&amp;checkout=2022-02-25&amp;dest_id=-3714993&amp;dest_type=city&amp;group_adults=2&amp;req_adults=2&amp;no_rooms=1&amp;group_children=0&amp;req_children=0&amp;hpos=25&amp;hapos=25&amp;sr_order=popularity&amp;srpvid=c80d71f2d04202b6&amp;srepoch=1645459952&amp;all_sr_blocks=81782503_123748160_0_0_0&amp;highlighted_blocks=81782503_123748160_0_0_0&amp;matching_block_id=81782503_123748160_0_0_0&amp;sr_pri_blocks=81782503_123748160_0_0_0__48873600&amp;tpi_r=2&amp;from=searchresults&amp;map=1</text:p>
          </table:table-cell>
          <table:table-cell office:value-type="string" table:style-name="ce1">
            <text:p>Quận Hoàn Kiếm, Hà Nội</text:p>
          </table:table-cell>
          <table:table-cell office:value-type="string" table:style-name="ce1">
            <text:p>Cách trung tâm 0,7km</text:p>
          </table:table-cell>
          <table:table-cell office:value-type="string" table:style-name="ce1">
            <text:p>8,6</text:p>
          </table:table-cell>
          <table:table-cell office:value-type="string" table:style-name="ce1">
            <text:p>Tuyệt vời<text:s/></text:p>
          </table:table-cell>
          <table:table-cell office:value-type="string" table:style-name="ce1">
            <text:p>119 đánh giá</text:p>
          </table:table-cell>
          <table:table-cell office:value-type="string" table:style-name="ce1">
            <text:p>Phòng Cổ Điển Giường Đôi</text:p>
          </table:table-cell>
          <table:table-cell office:value-type="string" table:style-name="ce1">
            <text:p>1 giường đôi</text:p>
          </table:table-cell>
          <table:table-cell table:style-name="ce1"/>
          <table:table-cell office:value-type="string" table:style-name="ce1">
            <text:p>VND 1.527.300</text:p>
          </table:table-cell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2-02-22T00:46:11Z</meta:creation-date>
    <dc:date>2022-02-22T00:46:11Z</dc:date>
  </office:meta>
</office:document-meta>
</file>